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66cm"/>
    </style:style>
    <style:style style:name="co2" style:family="table-column">
      <style:table-column-properties fo:break-before="auto" style:column-width="4.639cm"/>
    </style:style>
    <style:style style:name="co3" style:family="table-column">
      <style:table-column-properties fo:break-before="auto" style:column-width="3.445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Class</text:p>
          </table:table-cell>
          <table:table-cell office:value-type="string">
            <text:p>Example 1</text:p>
          </table:table-cell>
          <table:table-cell office:value-type="string">
            <text:p>Example 2</text:p>
          </table:table-cell>
          <table:table-cell office:value-type="string">
            <text:p>Example 3</text:p>
          </table:table-cell>
        </table:table-row>
        <table:table-row table:style-name="ro1">
          <table:table-cell office:value-type="string">
            <text:p>CAPITAL</text:p>
          </table:table-cell>
          <table:table-cell office:value-type="string">
            <text:p>Superdreadnought</text:p>
          </table:table-cell>
          <table:table-cell table:number-columns-repeated="3"/>
        </table:table-row>
        <table:table-row table:style-name="ro1">
          <table:table-cell office:value-type="string">
            <text:p>CAPITAL</text:p>
          </table:table-cell>
          <table:table-cell office:value-type="string">
            <text:p>Battleship</text:p>
          </table:table-cell>
          <table:table-cell office:value-type="string">
            <text:p>200kdt/Plakwell</text:p>
          </table:table-cell>
          <table:table-cell office:value-type="string">
            <text:p>200kdt/Kokirrak</text:p>
          </table:table-cell>
          <table:table-cell office:value-type="string">
            <text:p>500kdt/Tigress</text:p>
          </table:table-cell>
        </table:table-row>
        <table:table-row table:style-name="ro1">
          <table:table-cell office:value-type="string">
            <text:p>CAPITAL</text:p>
          </table:table-cell>
          <table:table-cell office:value-type="string">
            <text:p>Battlecruiser</text:p>
          </table:table-cell>
          <table:table-cell table:number-columns-repeated="3"/>
        </table:table-row>
        <table:table-row table:style-name="ro1">
          <table:table-cell office:value-type="string">
            <text:p>CAPITAL</text:p>
          </table:table-cell>
          <table:table-cell office:value-type="string">
            <text:p>Battleride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RUISER</text:p>
          </table:table-cell>
          <table:table-cell office:value-type="string">
            <text:p>Heavy Cruiser</text:p>
          </table:table-cell>
          <table:table-cell table:number-columns-repeated="3"/>
        </table:table-row>
        <table:table-row table:style-name="ro1">
          <table:table-cell office:value-type="string">
            <text:p>CRUISER</text:p>
          </table:table-cell>
          <table:table-cell office:value-type="string">
            <text:p>Frontier Cruiser</text:p>
          </table:table-cell>
          <table:table-cell office:value-type="string">
            <text:p>60kdt</text:p>
          </table:table-cell>
          <table:table-cell table:number-columns-repeated="2"/>
        </table:table-row>
        <table:table-row table:style-name="ro1">
          <table:table-cell office:value-type="string">
            <text:p>CRUISER</text:p>
          </table:table-cell>
          <table:table-cell office:value-type="string">
            <text:p>Strike Cruiser</text:p>
          </table:table-cell>
          <table:table-cell table:number-columns-repeated="3"/>
        </table:table-row>
        <table:table-row table:style-name="ro1">
          <table:table-cell office:value-type="string">
            <text:p>CRUISER</text:p>
          </table:table-cell>
          <table:table-cell office:value-type="string">
            <text:p>Missile Cruiser</text:p>
          </table:table-cell>
          <table:table-cell table:number-columns-repeated="3"/>
        </table:table-row>
        <table:table-row table:style-name="ro1">
          <table:table-cell office:value-type="string">
            <text:p>CRUISER</text:p>
          </table:table-cell>
          <table:table-cell office:value-type="string">
            <text:p>Light Cruiser</text:p>
          </table:table-cell>
          <table:table-cell office:value-type="string">
            <text:p>30kdt</text:p>
          </table:table-cell>
          <table:table-cell table:number-columns-repeated="2"/>
        </table:table-row>
        <table:table-row table:style-name="ro1">
          <table:table-cell office:value-type="string">
            <text:p>CRUISER</text:p>
          </table:table-cell>
          <table:table-cell office:value-type="string">
            <text:p>Rift Cruiser</text:p>
          </table:table-cell>
          <table:table-cell table:number-columns-repeated="3"/>
        </table:table-row>
        <table:table-row table:style-name="ro1">
          <table:table-cell office:value-type="string">
            <text:p>CRUISER</text:p>
          </table:table-cell>
          <table:table-cell office:value-type="string">
            <text:p>Escort Cruiser</text:p>
          </table:table-cell>
          <table:table-cell table:number-columns-repeated="3"/>
        </table:table-row>
        <table:table-row table:style-name="ro1">
          <table:table-cell office:value-type="string">
            <text:p>CRUISER</text:p>
          </table:table-cell>
          <table:table-cell office:value-type="string">
            <text:p>Recon Cruiser</text:p>
          </table:table-cell>
          <table:table-cell table:number-columns-repeated="3"/>
        </table:table-row>
        <table:table-row table:style-name="ro1">
          <table:table-cell office:value-type="string">
            <text:p>CRUISER</text:p>
          </table:table-cell>
          <table:table-cell office:value-type="string">
            <text:p>Interdiction Tende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ARRIER</text:p>
          </table:table-cell>
          <table:table-cell office:value-type="string">
            <text:p>Fleet Carrier</text:p>
          </table:table-cell>
          <table:table-cell office:value-type="string">
            <text:p>100kdt</text:p>
          </table:table-cell>
          <table:table-cell table:number-columns-repeated="2"/>
        </table:table-row>
        <table:table-row table:style-name="ro1">
          <table:table-cell office:value-type="string">
            <text:p>CARRIER</text:p>
          </table:table-cell>
          <table:table-cell office:value-type="string">
            <text:p>Strike Carrier</text:p>
          </table:table-cell>
          <table:table-cell office:value-type="string">
            <text:p>75kdt</text:p>
          </table:table-cell>
          <table:table-cell table:number-columns-repeated="2"/>
        </table:table-row>
        <table:table-row table:style-name="ro1">
          <table:table-cell office:value-type="string">
            <text:p>CARRIER</text:p>
          </table:table-cell>
          <table:table-cell office:value-type="string">
            <text:p>Light (Escort) Carrier</text:p>
          </table:table-cell>
          <table:table-cell office:value-type="string">
            <text:p>30kdt</text:p>
          </table:table-cell>
          <table:table-cell table:number-columns-repeated="2"/>
        </table:table-row>
        <table:table-row table:style-name="ro1">
          <table:table-cell office:value-type="string">
            <text:p>CARRIER</text:p>
          </table:table-cell>
          <table:table-cell office:value-type="string">
            <text:p>Battle Tende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SCORT/COURIER</text:p>
          </table:table-cell>
          <table:table-cell office:value-type="string">
            <text:p>Fleet Escort</text:p>
          </table:table-cell>
          <table:table-cell office:value-type="string">
            <text:p>5kdt/PFSloan</text:p>
          </table:table-cell>
          <table:table-cell table:number-columns-repeated="2"/>
        </table:table-row>
        <table:table-row table:style-name="ro1">
          <table:table-cell office:value-type="string">
            <text:p>ESCORT/COURIER</text:p>
          </table:table-cell>
          <table:table-cell office:value-type="string">
            <text:p>Destroyer</text:p>
          </table:table-cell>
          <table:table-cell office:value-type="string">
            <text:p>1-3kdt</text:p>
          </table:table-cell>
          <table:table-cell table:number-columns-repeated="2"/>
        </table:table-row>
        <table:table-row table:style-name="ro1">
          <table:table-cell office:value-type="string">
            <text:p>ESCORT/COURIER</text:p>
          </table:table-cell>
          <table:table-cell office:value-type="string">
            <text:p>Missile Corvette</text:p>
          </table:table-cell>
          <table:table-cell office:value-type="string">
            <text:p>500dt</text:p>
          </table:table-cell>
          <table:table-cell table:number-columns-repeated="2"/>
        </table:table-row>
        <table:table-row table:style-name="ro1">
          <table:table-cell office:value-type="string">
            <text:p>ESCORT/COURIER</text:p>
          </table:table-cell>
          <table:table-cell office:value-type="string">
            <text:p>Close Escort</text:p>
          </table:table-cell>
          <table:table-cell office:value-type="string">
            <text:p>300dt/Gazelle</text:p>
          </table:table-cell>
          <table:table-cell office:value-type="string">
            <text:p>300dt/Fiery</text:p>
          </table:table-cell>
          <table:table-cell/>
        </table:table-row>
        <table:table-row table:style-name="ro1">
          <table:table-cell office:value-type="string">
            <text:p>ESCORT/COURIER</text:p>
          </table:table-cell>
          <table:table-cell office:value-type="string">
            <text:p>Fleet Courier</text:p>
          </table:table-cell>
          <table:table-cell office:value-type="string">
            <text:p>400d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EPAIR/LOGISTICS/SUPPLY</text:p>
          </table:table-cell>
          <table:table-cell office:value-type="string">
            <text:p>Floating Dock</text:p>
          </table:table-cell>
          <table:table-cell table:number-columns-repeated="3"/>
        </table:table-row>
        <table:table-row table:style-name="ro1">
          <table:table-cell office:value-type="string">
            <text:p>REPAIR/LOGISTICS/SUPPLY</text:p>
          </table:table-cell>
          <table:table-cell office:value-type="string">
            <text:p>Recovery/Repair</text:p>
          </table:table-cell>
          <table:table-cell table:number-columns-repeated="3"/>
        </table:table-row>
        <table:table-row table:style-name="ro1">
          <table:table-cell office:value-type="string">
            <text:p>REPAIR/LOGISTICS/SUPPLY</text:p>
          </table:table-cell>
          <table:table-cell office:value-type="string">
            <text:p>Fleet Logistics</text:p>
          </table:table-cell>
          <table:table-cell table:number-columns-repeated="3"/>
        </table:table-row>
        <table:table-row table:style-name="ro1">
          <table:table-cell office:value-type="string">
            <text:p>REPAIR/LOGISTICS/SUPPLY</text:p>
          </table:table-cell>
          <table:table-cell office:value-type="string">
            <text:p>Tanker/Re-Supply</text:p>
          </table:table-cell>
          <table:table-cell table:number-columns-repeated="3"/>
        </table:table-row>
        <table:table-row table:style-name="ro1">
          <table:table-cell office:value-type="string">
            <text:p>REPAIR/LOGISTICS/SUPPLY</text:p>
          </table:table-cell>
          <table:table-cell office:value-type="string">
            <text:p>Dromedary</text:p>
          </table:table-cell>
          <table:table-cell table:number-columns-repeated="3"/>
        </table:table-row>
        <table:table-row table:style-name="ro1">
          <table:table-cell office:value-type="string">
            <text:p>REPAIR/LOGISTICS/SUPPLY</text:p>
          </table:table-cell>
          <table:table-cell office:value-type="string">
            <text:p>Freighter</text:p>
          </table:table-cell>
          <table:table-cell table:number-columns-repeated="3"/>
        </table:table-row>
        <table:table-row table:style-name="ro1">
          <table:table-cell office:value-type="string">
            <text:p>REPAIR/LOGISTICS/SUPPLY</text:p>
          </table:table-cell>
          <table:table-cell office:value-type="string">
            <text:p>Troop Transport</text:p>
          </table:table-cell>
          <table:table-cell office:value-type="string">
            <text:p>20kdt/Briann</text:p>
          </table:table-cell>
          <table:table-cell office:value-type="string">
            <text:p>20kdt/IronHorse</text:p>
          </table:table-cell>
          <table:table-cell/>
        </table:table-row>
        <table:table-row table:style-name="ro1">
          <table:table-cell office:value-type="string">
            <text:p>REPAIR/LOGISTICS/SUPPLY</text:p>
          </table:table-cell>
          <table:table-cell office:value-type="string">
            <text:p>Fleet Auxilliary</text:p>
          </table:table-cell>
          <table:table-cell table:number-columns-repeated="3"/>
        </table:table-row>
        <table:table-row table:style-name="ro1">
          <table:table-cell office:value-type="string">
            <text:p>REPAIR/LOGISTICS/SUPPLY</text:p>
          </table:table-cell>
          <table:table-cell office:value-type="string">
            <text:p>Reserve Auxilliar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LANETARY ATTACK</text:p>
          </table:table-cell>
          <table:table-cell office:value-type="string">
            <text:p>Assault Tender</text:p>
          </table:table-cell>
          <table:table-cell office:value-type="string">
            <text:p>150kdt/Iridium Titan</text:p>
          </table:table-cell>
          <table:table-cell table:number-columns-repeated="2"/>
        </table:table-row>
        <table:table-row table:style-name="ro1">
          <table:table-cell office:value-type="string">
            <text:p>PLANETARY ATTACK</text:p>
          </table:table-cell>
          <table:table-cell office:value-type="string">
            <text:p>Bombardment Cruiser</text:p>
          </table:table-cell>
          <table:table-cell office:value-type="string">
            <text:p>50kdt/Warspite</text:p>
          </table:table-cell>
          <table:table-cell table:number-columns-repeated="2"/>
        </table:table-row>
        <table:table-row table:style-name="ro1">
          <table:table-cell office:value-type="string">
            <text:p>PLANETARY ATTACK</text:p>
          </table:table-cell>
          <table:table-cell office:value-type="string">
            <text:p>Marine Carrier</text:p>
          </table:table-cell>
          <table:table-cell office:value-type="string">
            <text:p>40kdt/Tarawa</text:p>
          </table:table-cell>
          <table:table-cell table:number-columns-repeated="2"/>
        </table:table-row>
        <table:table-row table:style-name="ro1">
          <table:table-cell office:value-type="string">
            <text:p>PLANETARY ATTACK</text:p>
          </table:table-cell>
          <table:table-cell office:value-type="string">
            <text:p>Assault Ship Landing</text:p>
          </table:table-cell>
          <table:table-cell office:value-type="string">
            <text:p>5kdt/Outrider</text:p>
          </table:table-cell>
          <table:table-cell table:number-columns-repeated="2"/>
        </table:table-row>
        <table:table-row table:style-name="ro1">
          <table:table-cell office:value-type="string">
            <text:p>PLANETARY ATTACK</text:p>
          </table:table-cell>
          <table:table-cell office:value-type="string">
            <text:p>Assault Lander</text:p>
          </table:table-cell>
          <table:table-cell office:value-type="string">
            <text:p>1.2kdt/Nakerkh</text:p>
          </table:table-cell>
          <table:table-cell table:number-columns-repeated="2"/>
        </table:table-row>
        <table:table-row table:style-name="ro1">
          <table:table-cell office:value-type="string">
            <text:p>PLANETARY ATTACK</text:p>
          </table:table-cell>
          <table:table-cell office:value-type="string">
            <text:p>Fire Support Craft</text:p>
          </table:table-cell>
          <table:table-cell office:value-type="string">
            <text:p>1kdt/Hansnaht</text:p>
          </table:table-cell>
          <table:table-cell office:value-type="string">
            <text:p>1-3kd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ATROL SHIP</text:p>
          </table:table-cell>
          <table:table-cell office:value-type="string">
            <text:p>Patrol Cruiser</text:p>
          </table:table-cell>
          <table:table-cell office:value-type="string">
            <text:p>400dt</text:p>
          </table:table-cell>
          <table:table-cell table:number-columns-repeated="2"/>
        </table:table-row>
        <table:table-row table:style-name="ro1">
          <table:table-cell office:value-type="string">
            <text:p>PATROL SHIP</text:p>
          </table:table-cell>
          <table:table-cell office:value-type="string">
            <text:p>Colonial Cruiser</text:p>
          </table:table-cell>
          <table:table-cell office:value-type="string">
            <text:p>1.2kdt/Kinunir</text:p>
          </table:table-cell>
          <table:table-cell table:number-columns-repeated="2"/>
        </table:table-row>
        <table:table-row table:style-name="ro1">
          <table:table-cell office:value-type="string">
            <text:p>PATROL SHIP</text:p>
          </table:table-cell>
          <table:table-cell office:value-type="string">
            <text:p>Huscarle Cruiser</text:p>
          </table:table-cell>
          <table:table-cell office:value-type="string">
            <text:p>2kdt</text:p>
          </table:table-cell>
          <table:table-cell table:number-columns-repeated="2"/>
        </table:table-row>
        <table:table-row table:style-name="ro1">
          <table:table-cell office:value-type="string">
            <text:p>PATROL SHIP</text:p>
          </table:table-cell>
          <table:table-cell office:value-type="string">
            <text:p>System Control Ship</text:p>
          </table:table-cell>
          <table:table-cell office:value-type="string">
            <text:p>5kdt</text:p>
          </table:table-cell>
          <table:table-cell table:number-columns-repeated="2"/>
        </table:table-row>
        <table:table-row table:style-name="ro1">
          <table:table-cell office:value-type="string">
            <text:p>PATROL SHIP</text:p>
          </table:table-cell>
          <table:table-cell office:value-type="string">
            <text:p>Fleet Picket</text:p>
          </table:table-cell>
          <table:table-cell office:value-type="string">
            <text:p>1kd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PECIALIST VESSEL</text:p>
          </table:table-cell>
          <table:table-cell office:value-type="string">
            <text:p>Rapid Assistance Vessel</text:p>
          </table:table-cell>
          <table:table-cell office:value-type="string">
            <text:p>10kdt/Messiah</text:p>
          </table:table-cell>
          <table:table-cell table:number-columns-repeated="2"/>
        </table:table-row>
        <table:table-row table:style-name="ro1">
          <table:table-cell office:value-type="string">
            <text:p>SPECIALIST VESSEL</text:p>
          </table:table-cell>
          <table:table-cell office:value-type="string">
            <text:p>Hospital Ship</text:p>
          </table:table-cell>
          <table:table-cell office:value-type="string">
            <text:p>10kdt/Giranis</text:p>
          </table:table-cell>
          <table:table-cell table:number-columns-repeated="2"/>
        </table:table-row>
        <table:table-row table:style-name="ro1">
          <table:table-cell office:value-type="string">
            <text:p>SPECIALIST VESSEL</text:p>
          </table:table-cell>
          <table:table-cell office:value-type="string">
            <text:p>Intelligence Ship</text:p>
          </table:table-cell>
          <table:table-cell table:number-columns-repeated="3"/>
        </table:table-row>
        <table:table-row table:style-name="ro1">
          <table:table-cell office:value-type="string">
            <text:p>SPECIALIST VESSEL</text:p>
          </table:table-cell>
          <table:table-cell office:value-type="string">
            <text:p>Covert Operations Vessel</text:p>
          </table:table-cell>
          <table:table-cell office:value-type="string">
            <text:p>200dt/Onyx</text:p>
          </table:table-cell>
          <table:table-cell table:number-columns-repeated="2"/>
        </table:table-row>
        <table:table-row table:style-name="ro1">
          <table:table-cell office:value-type="string">
            <text:p>SPECIALIST VESSEL</text:p>
          </table:table-cell>
          <table:table-cell office:value-type="string">
            <text:p>Repair/Recovery Ship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ON-STARSHIP</text:p>
          </table:table-cell>
          <table:table-cell office:value-type="string">
            <text:p>Battle Monitor</text:p>
          </table:table-cell>
          <table:table-cell office:value-type="string">
            <text:p>100kdt</text:p>
          </table:table-cell>
          <table:table-cell table:number-columns-repeated="2"/>
        </table:table-row>
        <table:table-row table:style-name="ro1">
          <table:table-cell office:value-type="string">
            <text:p>NON-STARSHIP</text:p>
          </table:table-cell>
          <table:table-cell office:value-type="string">
            <text:p>Light Monitor</text:p>
          </table:table-cell>
          <table:table-cell office:value-type="string">
            <text:p>5kdt</text:p>
          </table:table-cell>
          <table:table-cell table:number-columns-repeated="2"/>
        </table:table-row>
        <table:table-row table:style-name="ro1">
          <table:table-cell office:value-type="string">
            <text:p>NON-STARSHIP</text:p>
          </table:table-cell>
          <table:table-cell office:value-type="string">
            <text:p>Heavy Monitor</text:p>
          </table:table-cell>
          <table:table-cell office:value-type="string">
            <text:p>80kdt</text:p>
          </table:table-cell>
          <table:table-cell table:number-columns-repeated="2"/>
        </table:table-row>
        <table:table-row table:style-name="ro1">
          <table:table-cell office:value-type="string">
            <text:p>NON-STARSHIP</text:p>
          </table:table-cell>
          <table:table-cell office:value-type="string">
            <text:p>SDB/Gunboat/MIssile Boat</text:p>
          </table:table-cell>
          <table:table-cell office:value-type="string">
            <text:p>400d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MALL CRAFT</text:p>
          </table:table-cell>
          <table:table-cell office:value-type="string">
            <text:p>Cutter</text:p>
          </table:table-cell>
          <table:table-cell office:value-type="string">
            <text:p>50dt</text:p>
          </table:table-cell>
          <table:table-cell table:number-columns-repeated="2"/>
        </table:table-row>
        <table:table-row table:style-name="ro1">
          <table:table-cell office:value-type="string">
            <text:p>SMALL CRAFT</text:p>
          </table:table-cell>
          <table:table-cell office:value-type="string">
            <text:p>Military Gig</text:p>
          </table:table-cell>
          <table:table-cell office:value-type="string">
            <text:p>20dt</text:p>
          </table:table-cell>
          <table:table-cell table:number-columns-repeated="2"/>
        </table:table-row>
        <table:table-row table:style-name="ro1">
          <table:table-cell office:value-type="string">
            <text:p>SMALL CRAFT</text:p>
          </table:table-cell>
          <table:table-cell office:value-type="string">
            <text:p>Naval Lifeboat</text:p>
          </table:table-cell>
          <table:table-cell office:value-type="string">
            <text:p>20dt</text:p>
          </table:table-cell>
          <table:table-cell table:number-columns-repeated="2"/>
        </table:table-row>
        <table:table-row table:style-name="ro1">
          <table:table-cell office:value-type="string">
            <text:p>SMALL CRAFT</text:p>
          </table:table-cell>
          <table:table-cell office:value-type="string">
            <text:p>Pinnace</text:p>
          </table:table-cell>
          <table:table-cell office:value-type="string">
            <text:p>40dt</text:p>
          </table:table-cell>
          <table:table-cell table:number-columns-repeated="2"/>
        </table:table-row>
        <table:table-row table:style-name="ro1">
          <table:table-cell office:value-type="string">
            <text:p>SMALL CRAFT</text:p>
          </table:table-cell>
          <table:table-cell office:value-type="string">
            <text:p>Troop Shuttle</text:p>
          </table:table-cell>
          <table:table-cell office:value-type="string">
            <text:p>50dt</text:p>
          </table:table-cell>
          <table:table-cell table:number-columns-repeated="2"/>
        </table:table-row>
        <table:table-row table:style-name="ro1">
          <table:table-cell office:value-type="string">
            <text:p>SMALL CRAFT</text:p>
          </table:table-cell>
          <table:table-cell office:value-type="string">
            <text:p>Shuttle</text:p>
          </table:table-cell>
          <table:table-cell office:value-type="string">
            <text:p>100dt</text:p>
          </table:table-cell>
          <table:table-cell table:number-columns-repeated="2"/>
        </table:table-row>
        <table:table-row table:style-name="ro1">
          <table:table-cell office:value-type="string">
            <text:p>SMALL CRAFT</text:p>
          </table:table-cell>
          <table:table-cell office:value-type="string">
            <text:p>Fighter</text:p>
          </table:table-cell>
          <table:table-cell office:value-type="string">
            <text:p>10dt</text:p>
          </table:table-cell>
          <table:table-cell table:number-columns-repeated="2"/>
        </table:table-row>
        <table:table-row table:style-name="ro1">
          <table:table-cell office:value-type="string">
            <text:p>SMALL CRAFT</text:p>
          </table:table-cell>
          <table:table-cell office:value-type="string">
            <text:p>Heavy Fighter</text:p>
          </table:table-cell>
          <table:table-cell office:value-type="string">
            <text:p>50dt</text:p>
          </table:table-cell>
          <table:table-cell table:number-columns-repeated="2"/>
        </table:table-row>
        <table:table-row table:style-name="ro1">
          <table:table-cell office:value-type="string">
            <text:p>SMALL CRAFT</text:p>
          </table:table-cell>
          <table:table-cell office:value-type="string">
            <text:p>Missile Fighter (Bomber)</text:p>
          </table:table-cell>
          <table:table-cell office:value-type="string">
            <text:p>50dt</text:p>
          </table:table-cell>
          <table:table-cell table:number-columns-repeated="2"/>
        </table:table-row>
        <table:table-row table:style-name="ro1">
          <table:table-cell office:value-type="string">
            <text:p>SMALL CRAFT</text:p>
          </table:table-cell>
          <table:table-cell office:value-type="string">
            <text:p>Strike Fighter</text:p>
          </table:table-cell>
          <table:table-cell office:value-type="string">
            <text:p>50dt</text:p>
          </table:table-cell>
          <table:table-cell table:number-columns-repeated="2"/>
        </table:table-row>
        <table:table-row table:style-name="ro1">
          <table:table-cell office:value-type="string">
            <text:p>SMALL CRAFT</text:p>
          </table:table-cell>
          <table:table-cell office:value-type="string">
            <text:p>Picket Boat</text:p>
          </table:table-cell>
          <table:table-cell office:value-type="string">
            <text:p>50dt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18/04/2015</text:date>, <text:time>04:4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document-statistic meta:table-count="1" meta:cell-count="175" meta:object-count="0"/>
  </office:meta>
</office:document-meta>
</file>